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6283in"/>
    </style:style>
    <style:style style:name="co3" style:family="table-column">
      <style:table-column-properties fo:break-before="auto" style:column-width="1.9382in"/>
    </style:style>
    <style:style style:name="co4" style:family="table-column">
      <style:table-column-properties fo:break-before="auto" style:column-width="3.3283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2.0181in"/>
    </style:style>
    <style:style style:name="co8" style:family="table-column">
      <style:table-column-properties fo:break-before="auto" style:column-width="2.0882in"/>
    </style:style>
    <style:style style:name="co9" style:family="table-column">
      <style:table-column-properties fo:break-before="auto" style:column-width="0.998in"/>
    </style:style>
    <style:style style:name="co10" style:family="table-column">
      <style:table-column-properties fo:break-before="auto" style:column-width="1.1583in"/>
    </style:style>
    <style:style style:name="co11" style:family="table-column">
      <style:table-column-properties fo:break-before="auto" style:column-width="1.0382in"/>
    </style:style>
    <style:style style:name="co12" style:family="table-column">
      <style:table-column-properties fo:break-before="auto" style:column-width="0.548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3583in"/>
    </style:style>
    <style:style style:name="co16" style:family="table-column">
      <style:table-column-properties fo:break-before="auto" style:column-width="0.208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6" table:default-cell-style-name="Default"/>
        <table:table-column table:style-name="co16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Unknown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ft-Cerebral-Exterior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ft-Cerebral-White-Matter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ft-Cerebral-Cortex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ft-Lateral-Ventricle</text:p>
          </table:table-cell>
          <table:table-cell table:number-columns-repeated="4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ft-Inf-Lat-Vent</text:p>
          </table:table-cell>
          <table:table-cell table:number-columns-repeated="4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ft-Cerebellum-Exterior</text:p>
          </table:table-cell>
          <table:table-cell table:number-columns-repeated="4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ft-Cerebellum-White-Matter</text:p>
          </table:table-cell>
          <table:table-cell table:number-columns-repeated="4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ft-Cerebellum-Cortex</text:p>
          </table:table-cell>
          <table:table-cell table:number-columns-repeated="4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ft-Thalamus</text:p>
          </table:table-cell>
          <table:table-cell table:number-columns-repeated="4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ft-Thalamus-Proper</text:p>
          </table:table-cell>
          <table:table-cell table:number-columns-repeated="4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ft-Caudate</text:p>
          </table:table-cell>
          <table:table-cell table:number-columns-repeated="4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eft-Putamen</text:p>
          </table:table-cell>
          <table:table-cell table:number-columns-repeated="4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eft-Pallidum</text:p>
          </table:table-cell>
          <table:table-cell table:number-columns-repeated="4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rd-Ventricle</text:p>
          </table:table-cell>
          <table:table-cell table:number-columns-repeated="4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th-Ventricle</text:p>
          </table:table-cell>
          <table:table-cell table:number-columns-repeated="4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rain-Stem</text:p>
          </table:table-cell>
          <table:table-cell table:number-columns-repeated="4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eft-Hippocampus</text:p>
          </table:table-cell>
          <table:table-cell table:number-columns-repeated="49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eft-Amygdala</text:p>
          </table:table-cell>
          <table:table-cell table:number-columns-repeated="49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Left-Insula</text:p>
          </table:table-cell>
          <table:table-cell table:number-columns-repeated="4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eft-Operculum</text:p>
          </table:table-cell>
          <table:table-cell table:number-columns-repeated="4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ne-1</text:p>
          </table:table-cell>
          <table:table-cell table:number-columns-repeated="4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ine-2</text:p>
          </table:table-cell>
          <table:table-cell table:number-columns-repeated="4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ine-3</text:p>
          </table:table-cell>
          <table:table-cell table:number-columns-repeated="4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SF</text:p>
          </table:table-cell>
          <table:table-cell table:number-columns-repeated="4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eft-Lesion</text:p>
          </table:table-cell>
          <table:table-cell table:number-columns-repeated="4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eft-Accumbens-area</text:p>
          </table:table-cell>
          <table:table-cell table:number-columns-repeated="4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eft-Substancia-Nigra</text:p>
          </table:table-cell>
          <table:table-cell table:number-columns-repeated="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Left-VentralDC</text:p>
          </table:table-cell>
          <table:table-cell table:number-columns-repeated="4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eft-undetermined</text:p>
          </table:table-cell>
          <table:table-cell table:number-columns-repeated="4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eft-vessel</text:p>
          </table:table-cell>
          <table:table-cell table:number-columns-repeated="4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eft-choroid-plexus</text:p>
          </table:table-cell>
          <table:table-cell table:number-columns-repeated="4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eft-F3orb</text:p>
          </table:table-cell>
          <table:table-cell table:number-columns-repeated="49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eft-lOg</text:p>
          </table:table-cell>
          <table:table-cell table:number-columns-repeated="49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Left-aOg</text:p>
          </table:table-cell>
          <table:table-cell table:number-columns-repeated="49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eft-mOg</text:p>
          </table:table-cell>
          <table:table-cell table:number-columns-repeated="49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Left-pOg</text:p>
          </table:table-cell>
          <table:table-cell table:number-columns-repeated="4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Left-Stellate</text:p>
          </table:table-cell>
          <table:table-cell table:number-columns-repeated="4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eft-Porg</text:p>
          </table:table-cell>
          <table:table-cell table:number-columns-repeated="49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Left-Aorg</text:p>
          </table:table-cell>
          <table:table-cell table:number-columns-repeated="4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ght-Cerebral-Exterior</text:p>
          </table:table-cell>
          <table:table-cell table:number-columns-repeated="4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ght-Cerebral-White-Matter</text:p>
          </table:table-cell>
          <table:table-cell table:number-columns-repeated="4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ght-Cerebral-Cortex</text:p>
          </table:table-cell>
          <table:table-cell table:number-columns-repeated="4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ght-Lateral-Ventricle</text:p>
          </table:table-cell>
          <table:table-cell table:number-columns-repeated="4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ght-Inf-Lat-Vent</text:p>
          </table:table-cell>
          <table:table-cell table:number-columns-repeated="4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ght-Cerebellum-Exterior</text:p>
          </table:table-cell>
          <table:table-cell table:number-columns-repeated="4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ight-Cerebellum-White-Matter</text:p>
          </table:table-cell>
          <table:table-cell table:number-columns-repeated="4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ght-Cerebellum-Cortex</text:p>
          </table:table-cell>
          <table:table-cell table:number-columns-repeated="4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ight-Thalamus</text:p>
          </table:table-cell>
          <table:table-cell table:number-columns-repeated="4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ght-Thalamus-Proper</text:p>
          </table:table-cell>
          <table:table-cell table:number-columns-repeated="49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ight-Caudate</text:p>
          </table:table-cell>
          <table:table-cell table:number-columns-repeated="49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ight-Putamen</text:p>
          </table:table-cell>
          <table:table-cell table:number-columns-repeated="49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ight-Pallidum</text:p>
          </table:table-cell>
          <table:table-cell table:number-columns-repeated="49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ight-Hippocampus</text:p>
          </table:table-cell>
          <table:table-cell table:number-columns-repeated="49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ight-Amygdala</text:p>
          </table:table-cell>
          <table:table-cell table:number-columns-repeated="49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ight-Insula</text:p>
          </table:table-cell>
          <table:table-cell table:number-columns-repeated="49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ight-Operculum</text:p>
          </table:table-cell>
          <table:table-cell table:number-columns-repeated="4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ight-Lesion</text:p>
          </table:table-cell>
          <table:table-cell table:number-columns-repeated="4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Right-Accumbens-area</text:p>
          </table:table-cell>
          <table:table-cell table:number-columns-repeated="49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Right-Substancia-Nigra</text:p>
          </table:table-cell>
          <table:table-cell table:number-columns-repeated="49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Right-VentralDC</text:p>
          </table:table-cell>
          <table:table-cell table:number-columns-repeated="4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ight-undetermined</text:p>
          </table:table-cell>
          <table:table-cell table:number-columns-repeated="4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ght-vessel</text:p>
          </table:table-cell>
          <table:table-cell table:number-columns-repeated="4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ight-choroid-plexus</text:p>
          </table:table-cell>
          <table:table-cell table:number-columns-repeated="4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ight-F3orb</text:p>
          </table:table-cell>
          <table:table-cell table:number-columns-repeated="49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Right-lOg</text:p>
          </table:table-cell>
          <table:table-cell table:number-columns-repeated="49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Right-aOg</text:p>
          </table:table-cell>
          <table:table-cell table:number-columns-repeated="49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Right-mOg</text:p>
          </table:table-cell>
          <table:table-cell table:number-columns-repeated="49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Right-pOg</text:p>
          </table:table-cell>
          <table:table-cell table:number-columns-repeated="4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ight-Stellate</text:p>
          </table:table-cell>
          <table:table-cell table:number-columns-repeated="49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Right-Porg</text:p>
          </table:table-cell>
          <table:table-cell table:number-columns-repeated="49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ight-Aorg</text:p>
          </table:table-cell>
          <table:table-cell table:number-columns-repeated="4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5th-Ventricle</text:p>
          </table:table-cell>
          <table:table-cell table:number-columns-repeated="4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Left-Interior</text:p>
          </table:table-cell>
          <table:table-cell table:number-columns-repeated="4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ght-Interior</text:p>
          </table:table-cell>
          <table:table-cell table:number-columns-repeated="4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WM-hypointensities</text:p>
          </table:table-cell>
          <table:table-cell table:number-columns-repeated="49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eft-WM-hypointensities</text:p>
          </table:table-cell>
          <table:table-cell table:number-columns-repeated="4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Right-WM-hypointensities</text:p>
          </table:table-cell>
          <table:table-cell table:number-columns-repeated="4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non-WM-hypointensities</text:p>
          </table:table-cell>
          <table:table-cell table:number-columns-repeated="4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Left-non-WM-hypointensities</text:p>
          </table:table-cell>
          <table:table-cell table:number-columns-repeated="49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Right-non-WM-hypointensities</text:p>
          </table:table-cell>
          <table:table-cell table:number-columns-repeated="49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eft-F1</text:p>
          </table:table-cell>
          <table:table-cell table:number-columns-repeated="4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ight-F1</text:p>
          </table:table-cell>
          <table:table-cell table:number-columns-repeated="4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Optic-Chiasm</text:p>
          </table:table-cell>
          <table:table-cell table:number-columns-repeated="49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Corpus_Callosum</text:p>
          </table:table-cell>
          <table:table-cell table:number-columns-repeated="4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Left_future_WMSA</text:p>
          </table:table-cell>
          <table:table-cell table:number-columns-repeated="4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Right_future_WMSA</text:p>
          </table:table-cell>
          <table:table-cell table:number-columns-repeated="49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uture_WMSA</text:p>
          </table:table-cell>
          <table:table-cell table:number-columns-repeated="49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Left-Amygdala-Anterior</text:p>
          </table:table-cell>
          <table:table-cell table:number-columns-repeated="49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Right-Amygdala-Anterior</text:p>
          </table:table-cell>
          <table:table-cell table:number-columns-repeated="49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ura</text:p>
          </table:table-cell>
          <table:table-cell table:number-columns-repeated="49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Left-wm-intensity-abnormality</text:p>
          </table:table-cell>
          <table:table-cell table:number-columns-repeated="49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Left-caudate-intensity-abnormality</text:p>
          </table:table-cell>
          <table:table-cell table:number-columns-repeated="49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Left-putamen-intensity-abnormality</text:p>
          </table:table-cell>
          <table:table-cell table:number-columns-repeated="49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Left-accumbens-intensity-abnormality</text:p>
          </table:table-cell>
          <table:table-cell table:number-columns-repeated="49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Left-pallidum-intensity-abnormality</text:p>
          </table:table-cell>
          <table:table-cell table:number-columns-repeated="49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Left-amygdala-intensity-abnormality</text:p>
          </table:table-cell>
          <table:table-cell table:number-columns-repeated="49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Left-hippocampus-intensity-abnormality</text:p>
          </table:table-cell>
          <table:table-cell table:number-columns-repeated="49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eft-thalamus-intensity-abnormality</text:p>
          </table:table-cell>
          <table:table-cell table:number-columns-repeated="49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eft-VDC-intensity-abnormality</text:p>
          </table:table-cell>
          <table:table-cell table:number-columns-repeated="49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Right-wm-intensity-abnormality</text:p>
          </table:table-cell>
          <table:table-cell table:number-columns-repeated="49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Right-caudate-intensity-abnormality</text:p>
          </table:table-cell>
          <table:table-cell table:number-columns-repeated="4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Right-putamen-intensity-abnormality</text:p>
          </table:table-cell>
          <table:table-cell table:number-columns-repeated="49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Right-accumbens-intensity-abnormality</text:p>
          </table:table-cell>
          <table:table-cell table:number-columns-repeated="49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Right-pallidum-intensity-abnormality</text:p>
          </table:table-cell>
          <table:table-cell table:number-columns-repeated="4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Right-amygdala-intensity-abnormality</text:p>
          </table:table-cell>
          <table:table-cell table:number-columns-repeated="49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Right-hippocampus-intensity-abnormality</text:p>
          </table:table-cell>
          <table:table-cell table:number-columns-repeated="4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Right-thalamus-intensity-abnormality</text:p>
          </table:table-cell>
          <table:table-cell table:number-columns-repeated="4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ight-VDC-intensity-abnormality</text:p>
          </table:table-cell>
          <table:table-cell table:number-columns-repeated="4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pidermis</text:p>
          </table:table-cell>
          <table:table-cell table:number-columns-repeated="4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onn-Tissue</text:p>
          </table:table-cell>
          <table:table-cell table:number-columns-repeated="4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C-Fat-Muscle</text:p>
          </table:table-cell>
          <table:table-cell table:number-columns-repeated="49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anium</text:p>
          </table:table-cell>
          <table:table-cell table:number-columns-repeated="4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SF-SA</text:p>
          </table:table-cell>
          <table:table-cell table:number-columns-repeated="4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uscle</text:p>
          </table:table-cell>
          <table:table-cell table:number-columns-repeated="49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Ear</text:p>
          </table:table-cell>
          <table:table-cell table:number-columns-repeated="4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dipose</text:p>
          </table:table-cell>
          <table:table-cell table:number-columns-repeated="4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pinal-Cord</text:p>
          </table:table-cell>
          <table:table-cell table:number-columns-repeated="4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oft-Tissue</text:p>
          </table:table-cell>
          <table:table-cell table:number-columns-repeated="4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erve</text:p>
          </table:table-cell>
          <table:table-cell table:number-columns-repeated="49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Bone</text:p>
          </table:table-cell>
          <table:table-cell table:number-columns-repeated="49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ir</text:p>
          </table:table-cell>
          <table:table-cell table:number-columns-repeated="4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Orbital-Fat</text:p>
          </table:table-cell>
          <table:table-cell table:number-columns-repeated="4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ongue</text:p>
          </table:table-cell>
          <table:table-cell table:number-columns-repeated="49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asal-Structures</text:p>
          </table:table-cell>
          <table:table-cell table:number-columns-repeated="4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Globe</text:p>
          </table:table-cell>
          <table:table-cell table:number-columns-repeated="49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Teeth</text:p>
          </table:table-cell>
          <table:table-cell table:number-columns-repeated="49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Left-Caudate-Putamen</text:p>
          </table:table-cell>
          <table:table-cell table:number-columns-repeated="49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Right-Caudate-Putamen</text:p>
          </table:table-cell>
          <table:table-cell table:number-columns-repeated="49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Left-Claustrum</text:p>
          </table:table-cell>
          <table:table-cell table:number-columns-repeated="49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Right-Claustrum</text:p>
          </table:table-cell>
          <table:table-cell table:number-columns-repeated="4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ornea</text:p>
          </table:table-cell>
          <table:table-cell table:number-columns-repeated="49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iploe</text:p>
          </table:table-cell>
          <table:table-cell table:number-columns-repeated="4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itreous-Humor</text:p>
          </table:table-cell>
          <table:table-cell table:number-columns-repeated="49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ens</text:p>
          </table:table-cell>
          <table:table-cell table:number-columns-repeated="49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queous-Humor</text:p>
          </table:table-cell>
          <table:table-cell table:number-columns-repeated="4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uter-Table</text:p>
          </table:table-cell>
          <table:table-cell table:number-columns-repeated="49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Inner-Table</text:p>
          </table:table-cell>
          <table:table-cell table:number-columns-repeated="49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Periosteum</text:p>
          </table:table-cell>
          <table:table-cell table:number-columns-repeated="49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ndosteum</text:p>
          </table:table-cell>
          <table:table-cell table:number-columns-repeated="49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C-S</text:p>
          </table:table-cell>
          <table:table-cell table:number-columns-repeated="49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Iris</text:p>
          </table:table-cell>
          <table:table-cell table:number-columns-repeated="49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C-Adipose-Muscle</text:p>
          </table:table-cell>
          <table:table-cell table:number-columns-repeated="49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C-Tissue</text:p>
          </table:table-cell>
          <table:table-cell table:number-columns-repeated="49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Orbital-Adipose</text:p>
          </table:table-cell>
          <table:table-cell table:number-columns-repeated="49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Left-IntCapsule-Ant</text:p>
          </table:table-cell>
          <table:table-cell table:number-columns-repeated="49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Right-IntCapsule-Ant</text:p>
          </table:table-cell>
          <table:table-cell table:number-columns-repeated="49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Left-IntCapsule-Pos</text:p>
          </table:table-cell>
          <table:table-cell table:number-columns-repeated="49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Right-IntCapsule-Pos</text:p>
          </table:table-cell>
          <table:table-cell table:number-columns-repeated="49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Left-Cerebral-WM-unmyelinated</text:p>
          </table:table-cell>
          <table:table-cell table:number-columns-repeated="49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Right-Cerebral-WM-unmyelinated</text:p>
          </table:table-cell>
          <table:table-cell table:number-columns-repeated="49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Left-Cerebral-WM-myelinated</text:p>
          </table:table-cell>
          <table:table-cell table:number-columns-repeated="49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Right-Cerebral-WM-myelinated</text:p>
          </table:table-cell>
          <table:table-cell table:number-columns-repeated="49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Left-Subcortical-Gray-Matter</text:p>
          </table:table-cell>
          <table:table-cell table:number-columns-repeated="49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Right-Subcortical-Gray-Matter</text:p>
          </table:table-cell>
          <table:table-cell table:number-columns-repeated="49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kull</text:p>
          </table:table-cell>
          <table:table-cell table:number-columns-repeated="49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Posterior-fossa</text:p>
          </table:table-cell>
          <table:table-cell table:number-columns-repeated="49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calp</text:p>
          </table:table-cell>
          <table:table-cell table:number-columns-repeated="49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Hematoma</text:p>
          </table:table-cell>
          <table:table-cell table:number-columns-repeated="49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Left-Basal-Ganglia</text:p>
          </table:table-cell>
          <table:table-cell table:number-columns-repeated="4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ght-Basal-Ganglia</text:p>
          </table:table-cell>
          <table:table-cell table:number-columns-repeated="49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brainstem</text:p>
          </table:table-cell>
          <table:table-cell table:number-columns-repeated="49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DCG</text:p>
          </table:table-cell>
          <table:table-cell table:number-columns-repeated="49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Vermis</text:p>
          </table:table-cell>
          <table:table-cell table:number-columns-repeated="49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Midbrain</text:p>
          </table:table-cell>
          <table:table-cell table:number-columns-repeated="49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Pons</text:p>
          </table:table-cell>
          <table:table-cell table:number-columns-repeated="49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edulla</text:p>
          </table:table-cell>
          <table:table-cell table:number-columns-repeated="4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ight-Basal-Ganglia</text:p>
          </table:table-cell>
          <table:table-cell table:number-columns-repeated="49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Left-Cortical-Dysplasia</text:p>
          </table:table-cell>
          <table:table-cell table:number-columns-repeated="49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Right-Cortical-Dysplasia</text:p>
          </table:table-cell>
          <table:table-cell table:number-columns-repeated="49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Corpus_Callosum</text:p>
          </table:table-cell>
          <table:table-cell table:number-columns-repeated="49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Left-hippocampal_fissure</text:p>
          </table:table-cell>
          <table:table-cell table:number-columns-repeated="49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Left-CADG-head</text:p>
          </table:table-cell>
          <table:table-cell table:number-columns-repeated="49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Left-subiculum</text:p>
          </table:table-cell>
          <table:table-cell table:number-columns-repeated="49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Left-fimbria</text:p>
          </table:table-cell>
          <table:table-cell table:number-columns-repeated="49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Right-hippocampal_fissure</text:p>
          </table:table-cell>
          <table:table-cell table:number-columns-repeated="49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Right-CADG-head</text:p>
          </table:table-cell>
          <table:table-cell table:number-columns-repeated="49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ight-subiculum</text:p>
          </table:table-cell>
          <table:table-cell table:number-columns-repeated="49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Right-fimbria</text:p>
          </table:table-cell>
          <table:table-cell table:number-columns-repeated="49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alveus</text:p>
          </table:table-cell>
          <table:table-cell table:number-columns-repeated="49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perforant_pathway</text:p>
          </table:table-cell>
          <table:table-cell table:number-columns-repeated="49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arasubiculum</text:p>
          </table:table-cell>
          <table:table-cell table:number-columns-repeated="49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resubiculum</text:p>
          </table:table-cell>
          <table:table-cell table:number-columns-repeated="49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subiculum</text:p>
          </table:table-cell>
          <table:table-cell table:number-columns-repeated="49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CA1</text:p>
          </table:table-cell>
          <table:table-cell table:number-columns-repeated="49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CA2</text:p>
          </table:table-cell>
          <table:table-cell table:number-columns-repeated="49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CA3</text:p>
          </table:table-cell>
          <table:table-cell table:number-columns-repeated="49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A4</text:p>
          </table:table-cell>
          <table:table-cell table:number-columns-repeated="49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GC-ML-DG</text:p>
          </table:table-cell>
          <table:table-cell table:number-columns-repeated="4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HATA</text:p>
          </table:table-cell>
          <table:table-cell table:number-columns-repeated="49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fimbria</text:p>
          </table:table-cell>
          <table:table-cell table:number-columns-repeated="49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lateral_ventricle</text:p>
          </table:table-cell>
          <table:table-cell table:number-columns-repeated="49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olecular_layer_HP</text:p>
          </table:table-cell>
          <table:table-cell table:number-columns-repeated="49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hippocampal_fissure</text:p>
          </table:table-cell>
          <table:table-cell table:number-columns-repeated="49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orhinal_cortex</text:p>
          </table:table-cell>
          <table:table-cell table:number-columns-repeated="49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molecular_layer_subiculum</text:p>
          </table:table-cell>
          <table:table-cell table:number-columns-repeated="49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Amygdala</text:p>
          </table:table-cell>
          <table:table-cell table:number-columns-repeated="49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erebral_White_Matter</text:p>
          </table:table-cell>
          <table:table-cell table:number-columns-repeated="49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erebral_Cortex</text:p>
          </table:table-cell>
          <table:table-cell table:number-columns-repeated="49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Inf_Lat_Vent</text:p>
          </table:table-cell>
          <table:table-cell table:number-columns-repeated="49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Perirhinal</text:p>
          </table:table-cell>
          <table:table-cell table:number-columns-repeated="49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erebral_White_Matter_Edge</text:p>
          </table:table-cell>
          <table:table-cell table:number-columns-repeated="49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ckground</text:p>
          </table:table-cell>
          <table:table-cell table:number-columns-repeated="49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Ectorhinal</text:p>
          </table:table-cell>
          <table:table-cell table:number-columns-repeated="4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HP_tail</text:p>
          </table:table-cell>
          <table:table-cell table:number-columns-repeated="49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Fornix</text:p>
          </table:table-cell>
          <table:table-cell table:number-columns-repeated="49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C_Posterior</text:p>
          </table:table-cell>
          <table:table-cell table:number-columns-repeated="49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C_Mid_Posterior</text:p>
          </table:table-cell>
          <table:table-cell table:number-columns-repeated="49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C_Central</text:p>
          </table:table-cell>
          <table:table-cell table:number-columns-repeated="49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C_Mid_Anterior</text:p>
          </table:table-cell>
          <table:table-cell table:number-columns-repeated="49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C_Anterior</text:p>
          </table:table-cell>
          <table:table-cell table:number-columns-repeated="49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Voxel-Unchanged</text:p>
          </table:table-cell>
          <table:table-cell table:number-columns-repeated="49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Aorta</text:p>
          </table:table-cell>
          <table:table-cell table:number-columns-repeated="49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Left-Common-IliacA</text:p>
          </table:table-cell>
          <table:table-cell table:number-columns-repeated="49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Right-Common-IliacA</text:p>
          </table:table-cell>
          <table:table-cell table:number-columns-repeated="49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Left-External-IliacA</text:p>
          </table:table-cell>
          <table:table-cell table:number-columns-repeated="49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Right-External-IliacA</text:p>
          </table:table-cell>
          <table:table-cell table:number-columns-repeated="49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Left-Internal-IliacA</text:p>
          </table:table-cell>
          <table:table-cell table:number-columns-repeated="49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Right-Internal-IliacA</text:p>
          </table:table-cell>
          <table:table-cell table:number-columns-repeated="49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Left-Lateral-SacralA</text:p>
          </table:table-cell>
          <table:table-cell table:number-columns-repeated="49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ight-Lateral-SacralA</text:p>
          </table:table-cell>
          <table:table-cell table:number-columns-repeated="49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Left-ObturatorA</text:p>
          </table:table-cell>
          <table:table-cell table:number-columns-repeated="49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Right-ObturatorA</text:p>
          </table:table-cell>
          <table:table-cell table:number-columns-repeated="49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Left-Internal-PudendalA</text:p>
          </table:table-cell>
          <table:table-cell table:number-columns-repeated="49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Right-Internal-PudendalA</text:p>
          </table:table-cell>
          <table:table-cell table:number-columns-repeated="49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Left-UmbilicalA</text:p>
          </table:table-cell>
          <table:table-cell table:number-columns-repeated="49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ight-UmbilicalA</text:p>
          </table:table-cell>
          <table:table-cell table:number-columns-repeated="49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Left-Inf-RectalA</text:p>
          </table:table-cell>
          <table:table-cell table:number-columns-repeated="49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Right-Inf-RectalA</text:p>
          </table:table-cell>
          <table:table-cell table:number-columns-repeated="49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Left-Common-IliacV</text:p>
          </table:table-cell>
          <table:table-cell table:number-columns-repeated="49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Right-Common-IliacV</text:p>
          </table:table-cell>
          <table:table-cell table:number-columns-repeated="49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Left-External-IliacV</text:p>
          </table:table-cell>
          <table:table-cell table:number-columns-repeated="49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Right-External-IliacV</text:p>
          </table:table-cell>
          <table:table-cell table:number-columns-repeated="49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Left-Internal-IliacV</text:p>
          </table:table-cell>
          <table:table-cell table:number-columns-repeated="49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Right-Internal-IliacV</text:p>
          </table:table-cell>
          <table:table-cell table:number-columns-repeated="49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Left-ObturatorV</text:p>
          </table:table-cell>
          <table:table-cell table:number-columns-repeated="49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Right-ObturatorV</text:p>
          </table:table-cell>
          <table:table-cell table:number-columns-repeated="49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Left-Internal-PudendalV</text:p>
          </table:table-cell>
          <table:table-cell table:number-columns-repeated="49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Right-Internal-PudendalV</text:p>
          </table:table-cell>
          <table:table-cell table:number-columns-repeated="49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Pos-Lymph</text:p>
          </table:table-cell>
          <table:table-cell table:number-columns-repeated="49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eg-Lymph</text:p>
          </table:table-cell>
          <table:table-cell table:number-columns-repeated="49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V1</text:p>
          </table:table-cell>
          <table:table-cell table:number-columns-repeated="49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V2</text:p>
          </table:table-cell>
          <table:table-cell table:number-columns-repeated="49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BA44</text:p>
          </table:table-cell>
          <table:table-cell table:number-columns-repeated="49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BA45</text:p>
          </table:table-cell>
          <table:table-cell table:number-columns-repeated="49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BA4a</text:p>
          </table:table-cell>
          <table:table-cell table:number-columns-repeated="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BA4p</text:p>
          </table:table-cell>
          <table:table-cell table:number-columns-repeated="49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BA6</text:p>
          </table:table-cell>
          <table:table-cell table:number-columns-repeated="49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A2</text:p>
          </table:table-cell>
          <table:table-cell table:number-columns-repeated="49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BA1_old</text:p>
          </table:table-cell>
          <table:table-cell table:number-columns-repeated="49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BAun2</text:p>
          </table:table-cell>
          <table:table-cell table:number-columns-repeated="49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BA1</text:p>
          </table:table-cell>
          <table:table-cell table:number-columns-repeated="49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BA2b</text:p>
          </table:table-cell>
          <table:table-cell table:number-columns-repeated="49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BA3a</text:p>
          </table:table-cell>
          <table:table-cell table:number-columns-repeated="49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BA3b</text:p>
          </table:table-cell>
          <table:table-cell table:number-columns-repeated="49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T</text:p>
          </table:table-cell>
          <table:table-cell table:number-columns-repeated="49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IPS_AIP_l</text:p>
          </table:table-cell>
          <table:table-cell table:number-columns-repeated="49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AIPS_AIP_r</text:p>
          </table:table-cell>
          <table:table-cell table:number-columns-repeated="49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IPS_VIP_l</text:p>
          </table:table-cell>
          <table:table-cell table:number-columns-repeated="49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AIPS_VIP_r</text:p>
          </table:table-cell>
          <table:table-cell table:number-columns-repeated="49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IPL_PFcm_l</text:p>
          </table:table-cell>
          <table:table-cell table:number-columns-repeated="49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IPL_PFcm_r</text:p>
          </table:table-cell>
          <table:table-cell table:number-columns-repeated="49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IPL_PF_l</text:p>
          </table:table-cell>
          <table:table-cell table:number-columns-repeated="49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IPL_PFm_l</text:p>
          </table:table-cell>
          <table:table-cell table:number-columns-repeated="49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IPL_PFm_r</text:p>
          </table:table-cell>
          <table:table-cell table:number-columns-repeated="49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IPL_PFop_l</text:p>
          </table:table-cell>
          <table:table-cell table:number-columns-repeated="49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IPL_PFop_r</text:p>
          </table:table-cell>
          <table:table-cell table:number-columns-repeated="49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IPL_PF_r</text:p>
          </table:table-cell>
          <table:table-cell table:number-columns-repeated="49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IPL_PFt_l</text:p>
          </table:table-cell>
          <table:table-cell table:number-columns-repeated="49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IPL_PFt_r</text:p>
          </table:table-cell>
          <table:table-cell table:number-columns-repeated="49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IPL_PGa_l</text:p>
          </table:table-cell>
          <table:table-cell table:number-columns-repeated="49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IPL_PGa_r</text:p>
          </table:table-cell>
          <table:table-cell table:number-columns-repeated="49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IPL_PGp_l</text:p>
          </table:table-cell>
          <table:table-cell table:number-columns-repeated="49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IPL_PGp_r</text:p>
          </table:table-cell>
          <table:table-cell table:number-columns-repeated="49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Visual_V3d_l</text:p>
          </table:table-cell>
          <table:table-cell table:number-columns-repeated="49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Visual_V3d_r</text:p>
          </table:table-cell>
          <table:table-cell table:number-columns-repeated="49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Visual_V4_l</text:p>
          </table:table-cell>
          <table:table-cell table:number-columns-repeated="49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Visual_V4_r</text:p>
          </table:table-cell>
          <table:table-cell table:number-columns-repeated="49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Visual_V5_b</text:p>
          </table:table-cell>
          <table:table-cell table:number-columns-repeated="49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Visual_VP_l</text:p>
          </table:table-cell>
          <table:table-cell table:number-columns-repeated="49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Visual_VP_r</text:p>
          </table:table-cell>
          <table:table-cell table:number-columns-repeated="49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msa</text:p>
          </table:table-cell>
          <table:table-cell table:number-columns-repeated="49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other_wmsa</text:p>
          </table:table-cell>
          <table:table-cell table:number-columns-repeated="49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right_CA2_3</text:p>
          </table:table-cell>
          <table:table-cell table:number-columns-repeated="49"/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right_alveus</text:p>
          </table:table-cell>
          <table:table-cell table:number-columns-repeated="49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right_CA1</text:p>
          </table:table-cell>
          <table:table-cell table:number-columns-repeated="49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right_fimbria</text:p>
          </table:table-cell>
          <table:table-cell table:number-columns-repeated="49"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right_presubiculum</text:p>
          </table:table-cell>
          <table:table-cell table:number-columns-repeated="49"/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right_hippocampal_fissure</text:p>
          </table:table-cell>
          <table:table-cell table:number-columns-repeated="49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ight_CA4_DG</text:p>
          </table:table-cell>
          <table:table-cell table:number-columns-repeated="49"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right_subiculum</text:p>
          </table:table-cell>
          <table:table-cell table:number-columns-repeated="49"/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right_fornix</text:p>
          </table:table-cell>
          <table:table-cell table:number-columns-repeated="49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left_CA2_3</text:p>
          </table:table-cell>
          <table:table-cell table:number-columns-repeated="49"/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left_alveus</text:p>
          </table:table-cell>
          <table:table-cell table:number-columns-repeated="49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left_CA1</text:p>
          </table:table-cell>
          <table:table-cell table:number-columns-repeated="49"/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left_fimbria</text:p>
          </table:table-cell>
          <table:table-cell table:number-columns-repeated="49"/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left_presubiculum</text:p>
          </table:table-cell>
          <table:table-cell table:number-columns-repeated="49"/>
        </table:table-row>
        <table:table-row table:style-name="ro2">
          <table:table-cell office:value-type="float" office:value="555">
            <text:p>555</text:p>
          </table:table-cell>
          <table:table-cell office:value-type="string">
            <text:p>left_hippocampal_fissure</text:p>
          </table:table-cell>
          <table:table-cell table:number-columns-repeated="49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left_CA4_DG</text:p>
          </table:table-cell>
          <table:table-cell table:number-columns-repeated="49"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left_subiculum</text:p>
          </table:table-cell>
          <table:table-cell table:number-columns-repeated="49"/>
        </table:table-row>
        <table:table-row table:style-name="ro2">
          <table:table-cell office:value-type="float" office:value="558">
            <text:p>558</text:p>
          </table:table-cell>
          <table:table-cell office:value-type="string">
            <text:p>left_fornix</text:p>
          </table:table-cell>
          <table:table-cell table:number-columns-repeated="49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Tumor</text:p>
          </table:table-cell>
          <table:table-cell table:number-columns-repeated="49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Cbm_Left_I_IV</text:p>
          </table:table-cell>
          <table:table-cell table:number-columns-repeated="49"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Cbm_Right_I_IV</text:p>
          </table:table-cell>
          <table:table-cell table:number-columns-repeated="49"/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Cbm_Left_V</text:p>
          </table:table-cell>
          <table:table-cell table:number-columns-repeated="49"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Cbm_Right_V</text:p>
          </table:table-cell>
          <table:table-cell table:number-columns-repeated="49"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Cbm_Left_VI</text:p>
          </table:table-cell>
          <table:table-cell table:number-columns-repeated="49"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Cbm_Vermis_VI</text:p>
          </table:table-cell>
          <table:table-cell table:number-columns-repeated="49"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Cbm_Right_VI</text:p>
          </table:table-cell>
          <table:table-cell table:number-columns-repeated="49"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Cbm_Left_CrusI</text:p>
          </table:table-cell>
          <table:table-cell table:number-columns-repeated="49"/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Cbm_Vermis_CrusI</text:p>
          </table:table-cell>
          <table:table-cell table:number-columns-repeated="49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Cbm_Right_CrusI</text:p>
          </table:table-cell>
          <table:table-cell table:number-columns-repeated="49"/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Cbm_Left_CrusII</text:p>
          </table:table-cell>
          <table:table-cell table:number-columns-repeated="49"/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Cbm_Vermis_CrusII</text:p>
          </table:table-cell>
          <table:table-cell table:number-columns-repeated="49"/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Cbm_Right_CrusII</text:p>
          </table:table-cell>
          <table:table-cell table:number-columns-repeated="49"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Cbm_Left_VIIb</text:p>
          </table:table-cell>
          <table:table-cell table:number-columns-repeated="49"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Cbm_Vermis_VIIb</text:p>
          </table:table-cell>
          <table:table-cell table:number-columns-repeated="49"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Cbm_Right_VIIb</text:p>
          </table:table-cell>
          <table:table-cell table:number-columns-repeated="49"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Cbm_Left_VIIIa</text:p>
          </table:table-cell>
          <table:table-cell table:number-columns-repeated="49"/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Cbm_Vermis_VIIIa</text:p>
          </table:table-cell>
          <table:table-cell table:number-columns-repeated="49"/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Cbm_Right_VIIIa</text:p>
          </table:table-cell>
          <table:table-cell table:number-columns-repeated="49"/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Cbm_Left_VIIIb</text:p>
          </table:table-cell>
          <table:table-cell table:number-columns-repeated="49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Cbm_Vermis_VIIIb</text:p>
          </table:table-cell>
          <table:table-cell table:number-columns-repeated="49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Cbm_Right_VIIIb</text:p>
          </table:table-cell>
          <table:table-cell table:number-columns-repeated="49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Cbm_Left_IX</text:p>
          </table:table-cell>
          <table:table-cell table:number-columns-repeated="49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Cbm_Vermis_IX</text:p>
          </table:table-cell>
          <table:table-cell table:number-columns-repeated="49"/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Cbm_Right_IX</text:p>
          </table:table-cell>
          <table:table-cell table:number-columns-repeated="49"/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Cbm_Left_X</text:p>
          </table:table-cell>
          <table:table-cell table:number-columns-repeated="49"/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Cbm_Vermis_X</text:p>
          </table:table-cell>
          <table:table-cell table:number-columns-repeated="49"/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Cbm_Right_X</text:p>
          </table:table-cell>
          <table:table-cell table:number-columns-repeated="49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Cbm_Right_I_V_med</text:p>
          </table:table-cell>
          <table:table-cell table:number-columns-repeated="49"/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Cbm_Right_I_V_mid</text:p>
          </table:table-cell>
          <table:table-cell table:number-columns-repeated="49"/>
        </table:table-row>
        <table:table-row table:style-name="ro2">
          <table:table-cell office:value-type="float" office:value="642">
            <text:p>642</text:p>
          </table:table-cell>
          <table:table-cell office:value-type="string">
            <text:p>Cbm_Right_VI_med</text:p>
          </table:table-cell>
          <table:table-cell table:number-columns-repeated="49"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Cbm_Right_VI_mid</text:p>
          </table:table-cell>
          <table:table-cell table:number-columns-repeated="49"/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Cbm_Right_VI_lat</text:p>
          </table:table-cell>
          <table:table-cell table:number-columns-repeated="49"/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Cbm_Right_CrusI_med</text:p>
          </table:table-cell>
          <table:table-cell table:number-columns-repeated="49"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Cbm_Right_CrusI_mid</text:p>
          </table:table-cell>
          <table:table-cell table:number-columns-repeated="49"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Cbm_Right_CrusI_lat</text:p>
          </table:table-cell>
          <table:table-cell table:number-columns-repeated="49"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Cbm_Right_CrusII_med</text:p>
          </table:table-cell>
          <table:table-cell table:number-columns-repeated="49"/>
        </table:table-row>
        <table:table-row table:style-name="ro2">
          <table:table-cell office:value-type="float" office:value="649">
            <text:p>649</text:p>
          </table:table-cell>
          <table:table-cell office:value-type="string">
            <text:p>Cbm_Right_CrusII_mid</text:p>
          </table:table-cell>
          <table:table-cell table:number-columns-repeated="49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Cbm_Right_CrusII_lat</text:p>
          </table:table-cell>
          <table:table-cell table:number-columns-repeated="49"/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Cbm_Right_7med</text:p>
          </table:table-cell>
          <table:table-cell table:number-columns-repeated="49"/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Cbm_Right_7mid</text:p>
          </table:table-cell>
          <table:table-cell table:number-columns-repeated="49"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Cbm_Right_7lat</text:p>
          </table:table-cell>
          <table:table-cell table:number-columns-repeated="49"/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Cbm_Right_8med</text:p>
          </table:table-cell>
          <table:table-cell table:number-columns-repeated="49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Cbm_Right_8mid</text:p>
          </table:table-cell>
          <table:table-cell table:number-columns-repeated="49"/>
        </table:table-row>
        <table:table-row table:style-name="ro2">
          <table:table-cell office:value-type="float" office:value="656">
            <text:p>656</text:p>
          </table:table-cell>
          <table:table-cell office:value-type="string">
            <text:p>Cbm_Right_8lat</text:p>
          </table:table-cell>
          <table:table-cell table:number-columns-repeated="49"/>
        </table:table-row>
        <table:table-row table:style-name="ro2">
          <table:table-cell office:value-type="float" office:value="657">
            <text:p>657</text:p>
          </table:table-cell>
          <table:table-cell office:value-type="string">
            <text:p>Cbm_Right_PUNs</text:p>
          </table:table-cell>
          <table:table-cell table:number-columns-repeated="49"/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Cbm_Right_TONs</text:p>
          </table:table-cell>
          <table:table-cell table:number-columns-repeated="49"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bm_Right_FLOs</text:p>
          </table:table-cell>
          <table:table-cell table:number-columns-repeated="49"/>
        </table:table-row>
        <table:table-row table:style-name="ro2">
          <table:table-cell office:value-type="float" office:value="660">
            <text:p>660</text:p>
          </table:table-cell>
          <table:table-cell office:value-type="string">
            <text:p>Cbm_Left_I_V_med</text:p>
          </table:table-cell>
          <table:table-cell table:number-columns-repeated="49"/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Cbm_Left_I_V_mid</text:p>
          </table:table-cell>
          <table:table-cell table:number-columns-repeated="49"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Cbm_Left_VI_med</text:p>
          </table:table-cell>
          <table:table-cell table:number-columns-repeated="49"/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Cbm_Left_VI_mid</text:p>
          </table:table-cell>
          <table:table-cell table:number-columns-repeated="49"/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Cbm_Left_VI_lat</text:p>
          </table:table-cell>
          <table:table-cell table:number-columns-repeated="49"/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Cbm_Left_CrusI_med</text:p>
          </table:table-cell>
          <table:table-cell table:number-columns-repeated="49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Cbm_Left_CrusI_mid</text:p>
          </table:table-cell>
          <table:table-cell table:number-columns-repeated="49"/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Cbm_Left_CrusI_lat</text:p>
          </table:table-cell>
          <table:table-cell table:number-columns-repeated="49"/>
        </table:table-row>
        <table:table-row table:style-name="ro2">
          <table:table-cell office:value-type="float" office:value="668">
            <text:p>668</text:p>
          </table:table-cell>
          <table:table-cell office:value-type="string">
            <text:p>Cbm_Left_CrusII_med</text:p>
          </table:table-cell>
          <table:table-cell table:number-columns-repeated="49"/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Cbm_Left_CrusII_mid</text:p>
          </table:table-cell>
          <table:table-cell table:number-columns-repeated="49"/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Cbm_Left_CrusII_lat</text:p>
          </table:table-cell>
          <table:table-cell table:number-columns-repeated="49"/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Cbm_Left_7med</text:p>
          </table:table-cell>
          <table:table-cell table:number-columns-repeated="49"/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Cbm_Left_7mid</text:p>
          </table:table-cell>
          <table:table-cell table:number-columns-repeated="49"/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Cbm_Left_7lat</text:p>
          </table:table-cell>
          <table:table-cell table:number-columns-repeated="49"/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Cbm_Left_8med</text:p>
          </table:table-cell>
          <table:table-cell table:number-columns-repeated="49"/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Cbm_Left_8mid</text:p>
          </table:table-cell>
          <table:table-cell table:number-columns-repeated="49"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Cbm_Left_8lat</text:p>
          </table:table-cell>
          <table:table-cell table:number-columns-repeated="49"/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Cbm_Left_PUNs</text:p>
          </table:table-cell>
          <table:table-cell table:number-columns-repeated="49"/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Cbm_Left_TONs</text:p>
          </table:table-cell>
          <table:table-cell table:number-columns-repeated="49"/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Cbm_Left_FLOs</text:p>
          </table:table-cell>
          <table:table-cell table:number-columns-repeated="49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CSF-FSL-FAST</text:p>
          </table:table-cell>
          <table:table-cell table:number-columns-repeated="49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rayMatter-FSL-FAST</text:p>
          </table:table-cell>
          <table:table-cell table:number-columns-repeated="49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WhiteMatter-FSL-FAST</text:p>
          </table:table-cell>
          <table:table-cell table:number-columns-repeated="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5/14/2014</text:date>, <text:time>11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4-05-14T11:04:22</dc:date>
    <meta:editing-duration>PT00H10M24S</meta:editing-duration>
    <meta:editing-cycles>1</meta:editing-cycles>
    <meta:document-statistic meta:table-count="1" meta:cell-count="746" meta:object-count="0"/>
  </office:meta>
</office:document-meta>
</file>